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go B.</text:p>
      <text:p text:style-name="Standard">PRIORIDAD 1</text:p>
      <text:list xml:id="list593808310" text:style-name="L6">
        <text:list-item>
          <text:p text:style-name="P7">Autoría: confirmar si soportamos múltiple autoría de tps y qué rol cumple o puede cumplir la tabla grupo; si no cumple ninguno, eliminarla</text:p>
        </text:list-item>
        <text:list-item>
          <text:p text:style-name="P7">Guardado de Tps compartidos; tener en cuenta en este caso el tema de la múltiple autoría</text:p>
        </text:list-item>
      </text:list>
      <text:p text:style-name="Standard">PRIORIDAD 2</text:p>
      <text:list xml:id="list1969427979" text:continue-numbering="true" text:style-name="L6">
        <text:list-item>
          <text:p text:style-name="P7">Configuraciones varias: documentar todo; script</text:p>
        </text:list-item>
      </text:list>
      <text:list xml:id="list1798484743" text:style-name="L7">
        <text:list-item>
          <text:p text:style-name="P8">Jboss: pruebas; documentar todo, y generar script siempre que se pueda</text:p>
        </text:list-item>
      </text:list>
      <text:list xml:id="list200997019" text:continue-list="list1969427979" text:style-name="L6">
        <text:list-item>
          <text:p text:style-name="P7">Tomcat: estructura</text:p>
        </text:list-item>
      </text:list>
      <text:p text:style-name="Standard">PRIORIDAD 3</text:p>
      <text:list xml:id="list1537317411" text:style-name="L1">
        <text:list-item>
          <text:p text:style-name="P1">Informe 3:</text:p>
          <text:list>
            <text:list-header>
              <text:p text:style-name="P1">corregir modalidad de prueba 3.2.6 =&gt; manual; esto pasaba en otra, revisar</text:p>
              <text:p text:style-name="P1">corregir las referencias a corrección colaborativa de tps</text:p>
              <text:p text:style-name="P1">reformular; dejar lo más general en el 3, y pasar lo más particular al 4</text:p>
              <text:p text:style-name="P1">nueva prueba: escalabilidad</text:p>
              <text:p text:style-name="P1">mejorar los gráficos de despliegue</text:p>
              <text:p text:style-name="P1">hacer que los gráficos de las pruebas sean menos infantiles; al menos borrar las manitos</text:p>
            </text:list-header>
          </text:list>
        </text:list-item>
      </text:list>
      <text:list xml:id="list185774098" text:style-name="L2">
        <text:list-item>
          <text:p text:style-name="P3">Informe 4: crear con lo que se pueda</text:p>
        </text:list-item>
      </text:list>
      <text:p text:style-name="Standard"/>
      <text:p text:style-name="P2">Martín</text:p>
      <text:p text:style-name="Standard">PRIORIDAD 1</text:p>
      <text:list xml:id="list1388914047" text:style-name="L8">
        <text:list-item>
          <text:p text:style-name="P9">Roles</text:p>
        </text:list-item>
      </text:list>
      <text:list xml:id="list1627766017" text:style-name="L4">
        <text:list-item>
          <text:p text:style-name="P5">Look and feel</text:p>
        </text:list-item>
        <text:list-item>
          <text:p text:style-name="P5">Carga de la estadística; el tema de los 5 segundos</text:p>
        </text:list-item>
      </text:list>
      <text:p text:style-name="Standard">PRIORIDAD 2</text:p>
      <text:list xml:id="list1727949186" text:continue-numbering="true" text:style-name="L4">
        <text:list-item>
          <text:p text:style-name="P5">Jmeter</text:p>
        </text:list-item>
      </text:list>
      <text:p text:style-name="Standard"/>
      <text:p text:style-name="P2">NO OLVIDAR</text:p>
      <text:list xml:id="list1785407712" text:style-name="L5">
        <text:list-item>
          <text:p text:style-name="P6">Documentación 4 + 1</text:p>
        </text:list-item>
        <text:list-item>
          <text:p text:style-name="P6">Validaciones de las pruebas; recordar tema de tiempos standard</text:p>
        </text:list-item>
      </text:list>
      <text:p text:style-name="Standard"/>
      <text:p text:style-name="P2">Cosas para revisar/pensar a futuro</text:p>
      <text:list xml:id="list1045700468" text:style-name="L3">
        <text:list-item>
          <text:p text:style-name="P4">Qué pasará con el Singleton en Tomcat/Terracott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1-09-14T02:05:00</meta:creation-date>
    <meta:generator>LibreOffice/3.3$Unix LibreOffice_project/330m19$Build-301</meta:generator>
    <dc:date>2011-09-14T02:23:30</dc:date>
    <dc:creator>diego </dc:creator>
    <meta:editing-duration>PT18M16S</meta:editing-duration>
    <meta:editing-cycles>21</meta:editing-cycles>
    <meta:document-statistic meta:table-count="0" meta:image-count="0" meta:object-count="0" meta:page-count="1" meta:paragraph-count="29" meta:word-count="200" meta:character-count="1095"/>
  </office:meta>
</office:document-meta>
</file>